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20pt" fo:font-weight="bold" officeooo:rsid="0010c141" officeooo:paragraph-rsid="0010c141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Liberation Sans" fo:font-size="20pt" officeooo:rsid="0010c141" officeooo:paragraph-rsid="0010c141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é 4 – Trouve des nombres premiers</text:p>
      <text:p text:style-name="P2"/>
      <text:p text:style-name="P2">Fais la liste des nombres premiers inférieurs à 100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6T13:49:34.292000000</meta:creation-date>
    <dc:date>2024-08-26T13:51:16.073000000</dc:date>
    <meta:editing-duration>PT1M42S</meta:editing-duration>
    <meta:editing-cycles>1</meta:editing-cycles>
    <meta:document-statistic meta:table-count="0" meta:image-count="0" meta:object-count="0" meta:page-count="1" meta:paragraph-count="2" meta:word-count="15" meta:character-count="92" meta:non-whitespace-character-count="78"/>
    <meta:generator>LibreOffice/7.4.3.2$Windows_X86_64 LibreOffice_project/1048a8393ae2eeec98dff31b5c133c5f1d08b890</meta:generator>
  </office:meta>
</office:document-meta>
</file>